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8.317cm"/>
    </style:style>
    <style:style style:name="gr3" style:family="graphic" style:parent-style-name="standard">
      <style:graphic-properties draw:stroke="none" draw:fill="none" fo:min-height="18.75cm"/>
    </style:style>
    <style:style style:name="gr4" style:family="graphic" style:parent-style-name="standard">
      <style:graphic-properties draw:stroke="none" draw:fill="none" fo:min-height="17.75cm"/>
    </style:style>
    <style:style style:name="gr5" style:family="graphic" style:parent-style-name="standard">
      <style:graphic-properties draw:stroke="none" draw:fill="none" fo:min-height="17.25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3.86cm"/>
    </style:style>
    <style:style style:name="pr3" style:family="presentation" style:parent-style-name="Predeterminado-notes">
      <style:graphic-properties draw:fill-color="#ffffff" fo:min-height="13.364cm"/>
    </style:style>
    <style:style style:name="pr4" style:family="presentation" style:parent-style-name="Predeterminado-notes">
      <style:graphic-properties draw:fill-color="#ffffff" draw:auto-grow-height="true" fo:min-height="13.364cm"/>
    </style:style>
    <style:style style:name="P1" style:family="paragraph">
      <style:paragraph-properties fo:text-align="start"/>
    </style:style>
    <style:style style:name="P2" style:family="paragraph">
      <style:paragraph-properties fo:text-align="start"/>
      <style:text-properties fo:font-size="20pt" style:font-size-asian="20pt" style:font-size-complex="20pt"/>
    </style:style>
    <style:style style:name="P3" style:family="paragraph">
      <style:text-properties fo:font-size="32pt" style:font-size-asian="32pt" style:font-size-complex="32pt"/>
    </style:style>
    <style:style style:name="P4" style:family="paragraph">
      <style:paragraph-properties fo:text-align="start"/>
      <style:text-properties fo:font-size="26pt" style:font-size-asian="26pt" style:font-size-complex="26pt"/>
    </style:style>
    <style:style style:name="P5" style:family="paragraph">
      <style:paragraph-properties fo:text-align="start"/>
      <style:text-properties fo:font-size="28pt" style:font-size-asian="28pt" style:font-size-complex="28pt"/>
    </style:style>
    <style:style style:name="P6" style:family="paragraph">
      <style:paragraph-properties style:text-autospace="none"/>
    </style:style>
    <style:style style:name="P7"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text-underline-style="solid" style:text-underline-width="auto" style:text-underline-color="font-color" style:font-size-asian="20pt" style:font-size-complex="20pt"/>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fo:color="#008000" fo:font-size="26pt" fo:font-weight="bold" style:font-size-asian="26pt" style:font-weight-asian="bold" style:font-size-complex="26pt" style:font-weight-complex="bold"/>
    </style:style>
    <style:style style:name="T7" style:family="text">
      <style:text-properties fo:color="#000000" fo:font-size="26pt" fo:font-weight="bold" style:font-size-asian="26pt" style:font-weight-asian="bold" style:font-size-complex="26pt" style:font-weight-complex="bold"/>
    </style:style>
    <style:style style:name="T8" style:family="text">
      <style:text-properties fo:color="#ff0000" fo:font-size="26pt" fo:font-weight="bold" style:font-size-asian="26pt" style:font-weight-asian="bold" style:font-size-complex="26pt" style:font-weight-complex="bold"/>
    </style:style>
    <style:style style:name="T9" style:family="text">
      <style:text-properties fo:font-size="26pt" fo:font-weight="bold" style:font-size-asian="26pt" style:font-weight-asian="bold" style:font-size-complex="26pt" style:font-weight-complex="bold"/>
    </style:style>
    <style:style style:name="T10" style:family="text">
      <style:text-properties fo:color="#0000ff" fo:font-size="26pt" fo:font-weight="bold" style:font-size-asian="26pt" style:font-weight-asian="bold" style:font-size-complex="26pt" style:font-weight-complex="bold"/>
    </style:style>
    <style:style style:name="T11" style:family="text">
      <style:text-properties fo:font-size="28pt" style:font-size-asian="28pt" style:font-size-complex="28pt"/>
    </style:style>
    <style:style style:name="T12" style:family="text">
      <style:text-properties fo:color="#ff0000" fo:font-size="28pt" fo:font-weight="bold" style:font-size-asian="28pt" style:font-weight-asian="bold" style:font-size-complex="28pt" style:font-weight-complex="bold"/>
    </style:style>
    <style:style style:name="T13" style:family="text">
      <style:text-properties fo:color="#000000" fo:font-size="28pt" fo:font-weight="bold" style:font-size-asian="28pt" style:font-weight-asian="bold" style:font-size-complex="28pt" style:font-weight-complex="bold"/>
    </style:style>
    <style:style style:name="T14" style:family="text">
      <style:text-properties fo:color="#ff0000" fo:font-weight="bold" style:font-weight-asian="bold" style:font-weight-complex="bold"/>
    </style:style>
    <style:style style:name="T15" style:family="text">
      <style:text-properties fo:color="#0000ff" fo:font-weight="bold" style:font-weight-asian="bold" style:font-weight-complex="bold"/>
    </style:style>
    <style:style style:name="T16" style:family="text">
      <style:text-properties fo:color="#008000"/>
    </style:style>
    <style:style style:name="T17" style:family="text">
      <style:text-properties fo:color="#7f005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18"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19"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20"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21" style:family="text">
      <style:text-properties fo:color="#0000c0" fo:font-family="Consolas" style:font-family-generic="swiss" style:font-pitch="fixed" fo:font-size="12pt"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6.80000019073486pt" style:font-style-complex="italic" style:font-weight-complex="bold"/>
    </style:style>
    <style:style style:name="T22" style:family="text">
      <style:text-properties fo:color="#2a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23" style:family="text">
      <style:text-properties fo:color="#6a3e3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24"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25" style:family="text">
      <style:text-properties fo:color="#3f7f5f" fo:font-family="Consolas" style:font-family-generic="swiss" style:font-pitch="fixed" fo:font-size="12pt" style:text-underline-style="solid" style:text-underline-width="auto" style:text-underline-color="font-color" style:font-family-asian="Consolas" style:font-family-generic-asian="swiss" style:font-pitch-asian="fixed" style:font-size-asian="12pt" style:font-family-complex="Consolas" style:font-family-generic-complex="swiss" style:font-pitch-complex="fixed" style:font-size-complex="6.80000019073486pt"/>
    </style:style>
    <style:style style:name="T26"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6.8000001907348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Metodos o Funciones (acciones)</text:p>
          </draw:text-box>
        </draw:frame>
        <draw:frame presentation:style-name="pr2" draw:text-style-name="P2" draw:layer="layout" svg:width="25.199cm" svg:height="14.359cm" svg:x="1.4cm" svg:y="4.665cm" presentation:class="subtitle" presentation:user-transformed="true">
          <draw:text-box>
            <text:p text:style-name="P1"><text:span text:style-name="T1">En java toda la logica de programacion (algoritmos) esta agrupada en metodos o funciones. Por convencion los metodos se escriben en minuscula si fueran doble palabra la segunda comenzara con mayuscula, esto no es obligatorio pero es una buena regla de programacion. El nombre de los metodos o identificadores (en general verbos) sigue la misma regla de los atributos.</text:span></text:p>
            <text:p text:style-name="P1"><text:span text:style-name="T1"/></text:p>
            <text:p text:style-name="P1"><text:span text:style-name="T1">(public var = 3;).</text:span></text:p>
            <text:p text:style-name="P1"><text:span text:style-name="T1"/></text:p>
            <text:p text:style-name="P1"><text:span text:style-name="T2">Un metodo es:</text:span><text:span text:style-name="T1"> </text:span></text:p>
            <text:p text:style-name="P1"><text:span text:style-name="T1"/></text:p>
            <text:p text:style-name="P1"><text:span text:style-name="T2">*</text:span><text:span text:style-name="T1"> un bloque de codigo que tiene un </text:span><text:span text:style-name="T3">modificador de visibilidad</text:span><text:span text:style-name="T1">.</text:span></text:p>
            <text:p text:style-name="P1"><text:span text:style-name="T2">*</text:span><text:span text:style-name="T3">Devuelve un valor</text:span><text:span text:style-name="T1"> de algun Tipo conocido (opcionalmente).</text:span></text:p>
            <text:p text:style-name="P1"><text:span text:style-name="T2">*</text:span><text:span text:style-name="T1">Un bloque de codigo que </text:span><text:span text:style-name="T3">tiene un nombre</text:span><text:span text:style-name="T1">.</text:span></text:p>
            <text:p text:style-name="P1"><text:span text:style-name="T2">*</text:span><text:span text:style-name="T3">recibe unos parametros </text:span><text:span text:style-name="T1">(datos con los cuales trabajara) o argumentos (opcionales)</text:span></text:p>
            <text:p text:style-name="P1"><text:span text:style-name="T2">*</text:span><text:span text:style-name="T3">Contiene sentencias o instrucciones</text:span><text:span text:style-name="T1"> para realizar algo (opcionalmente) y la sintaxis global es:</text:span></text:p>
            <text:p text:style-name="P1"><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presentation:style-name="pr1" draw:text-style-name="P3" draw:layer="layout" svg:width="25.199cm" svg:height="3.506cm" svg:x="1.4cm" svg:y="0.837cm" presentation:class="title">
          <draw:text-box>
            <text:p><text:span text:style-name="T4">Composicion del metodo suma de enteros</text:span></text:p>
          </draw:text-box>
        </draw:frame>
        <draw:frame presentation:style-name="pr2" draw:text-style-name="P4" draw:layer="layout" svg:width="25.199cm" svg:height="13.86cm" svg:x="1.4cm" svg:y="4.914cm" presentation:class="subtitle" presentation:user-transformed="true">
          <draw:text-box>
            <text:p text:style-name="P1"><text:span text:style-name="T5">La clase se <text:s/>llama Operaciones:</text:span></text:p>
            <text:p text:style-name="P1"><text:span text:style-name="T5"/></text:p>
            <text:p text:style-name="P1"><text:span text:style-name="T5">*El metodo se llama </text:span><text:span text:style-name="T6">sumaEnteros(int a</text:span><text:span text:style-name="T7">,</text:span><text:span text:style-name="T6"> int b)</text:span><text:span text:style-name="T5">.</text:span></text:p>
            <text:p text:style-name="P1"><text:span text:style-name="T5">*El metodo tiene un acceso publico (</text:span><text:span text:style-name="T8">public</text:span><text:span text:style-name="T5">).</text:span></text:p>
            <text:p text:style-name="P1"><text:span text:style-name="T5">*Recibe dos (2) </text:span><text:span text:style-name="T9">parametros</text:span><text:span text:style-name="T5"> tambien enteros. Sus nombres son (</text:span><text:span text:style-name="T9">a y b</text:span><text:span text:style-name="T5">).</text:span></text:p>
            <text:p text:style-name="P1"><text:span text:style-name="T5">*Devuelve o retorna un entero </text:span><text:span text:style-name="T10">int</text:span><text:span text:style-name="T5"> (c).</text:span></text:p>
            <text:p text:style-name="P1"><text:span text:style-name="T5"/></text:p>
            <text:p text:style-name="P1"><text:span text:style-name="T5">En el ejemplo la clausula return se usa para finalizar el metodo devolviendo el valor de la variable c.</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presentation:style-name="pr1" draw:layer="layout" svg:width="25.199cm" svg:height="3.506cm" svg:x="1.4cm" svg:y="0.837cm" presentation:class="title">
          <draw:text-box>
            <text:p>Sentencia return</text:p>
          </draw:text-box>
        </draw:frame>
        <draw:frame presentation:style-name="pr2" draw:text-style-name="P5" draw:layer="layout" svg:width="25.199cm" svg:height="13.86cm" svg:x="1.4cm" svg:y="4.914cm" presentation:class="subtitle" presentation:user-transformed="true">
          <draw:text-box>
            <text:p text:style-name="P1"><text:span text:style-name="T11">Cuando se llama a un metodo al encontrarse con una sentencia </text:span><text:span text:style-name="T12">return</text:span><text:span text:style-name="T11"> se pasa el valor especificado al codigo que llamò a dicho metodo y se devuelve el control al codigo invocador.</text:span></text:p>
            <text:p text:style-name="P1"><text:span text:style-name="T11"/></text:p>
            <text:p text:style-name="P1"><text:span text:style-name="T11">Ej: <text:s text:c="37"/></text:span><text:span text:style-name="T12">return </text:span><text:span text:style-name="T13">c</text:span><text:span text:style-name="T12">;</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frame presentation:style-name="pr1" draw:layer="layout" svg:width="25.199cm" svg:height="3.506cm" svg:x="1.4cm" svg:y="0.837cm" presentation:class="title">
          <draw:text-box>
            <text:p>Metodo void o sin retorno</text:p>
          </draw:text-box>
        </draw:frame>
        <draw:frame presentation:style-name="pr2" draw:text-style-name="P1" draw:layer="layout" svg:width="25.199cm" svg:height="13.86cm" svg:x="1.4cm" svg:y="4.914cm" presentation:class="subtitle">
          <draw:text-box>
            <text:p text:style-name="P1">Ejemplo:</text:p>
            <text:p text:style-name="P1"/>
            <text:p text:style-name="P1"><text:span text:style-name="T14">Public</text:span> <text:span text:style-name="T15">void</text:span> <text:span text:style-name="T16">mostrar()</text:span>{</text:p>
            <text:p text:style-name="P1"/>
            <text:p text:style-name="P1">System.out.println(“Hola bienvenido a java”);</text:p>
            <text:p text:style-name="P1"/>
            <text:p text:style-name="P1">}</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draw:style-name="gr2" draw:text-style-name="P7" draw:layer="layout" svg:width="25.5cm" svg:height="18.567cm" svg:x="1.5cm" svg:y="1.174cm">
          <draw:text-box>
            <text:p text:style-name="P6"><text:span text:style-name="T17">import</text:span><text:span text:style-name="T18"> java.util.Scanner;</text:span></text:p>
            <text:p text:style-name="P6"><text:span text:style-name="T17">public</text:span><text:span text:style-name="T18"> </text:span><text:span text:style-name="T17">class</text:span><text:span text:style-name="T18"> PruebaVector8 {</text:span></text:p>
            <text:p text:style-name="P6"><text:span text:style-name="T19"/></text:p>
            <text:p text:style-name="P6"><text:span text:style-name="T17">private</text:span><text:span text:style-name="T18"> Scanner </text:span><text:span text:style-name="T20">teclado</text:span><text:span text:style-name="T18">;</text:span></text:p>
            <text:p text:style-name="P6"><text:span text:style-name="T18"><text:s text:c="4"/></text:span><text:span text:style-name="T17">private</text:span><text:span text:style-name="T18"> </text:span><text:span text:style-name="T17">int</text:span><text:span text:style-name="T18">[] </text:span><text:span text:style-name="T20">sueldos</text:span><text:span text:style-name="T18">;</text:span></text:p>
            <text:p text:style-name="P6"><text:span text:style-name="T18"/></text:p>
            <text:p text:style-name="P6"><text:span text:style-name="T18"><text:s text:c="4"/></text:span><text:span text:style-name="T17">public</text:span><text:span text:style-name="T18"> </text:span><text:span text:style-name="T17">void</text:span><text:span text:style-name="T18"> cargar()</text:span></text:p>
            <text:p text:style-name="P6"><text:span text:style-name="T18"><text:s text:c="4"/></text:span><text:span text:style-name="T18">{</text:span></text:p>
            <text:p text:style-name="P6"><text:span text:style-name="T18"><text:s text:c="8"/></text:span><text:span text:style-name="T20">teclado</text:span><text:span text:style-name="T18">=</text:span><text:span text:style-name="T17">new</text:span><text:span text:style-name="T18"> Scanner(System.</text:span><text:span text:style-name="T21">in</text:span><text:span text:style-name="T18">);</text:span></text:p>
            <text:p text:style-name="P6"><text:span text:style-name="T18"><text:s text:c="8"/></text:span><text:span text:style-name="T18">System.</text:span><text:span text:style-name="T21">out</text:span><text:span text:style-name="T18">.print(</text:span><text:span text:style-name="T22">"Cuantos sueldos cargará:"</text:span><text:span text:style-name="T18">);</text:span></text:p>
            <text:p text:style-name="P6"><text:span text:style-name="T18"><text:s text:c="8"/></text:span><text:span text:style-name="T17">int</text:span><text:span text:style-name="T18"> </text:span><text:span text:style-name="T23">cant</text:span><text:span text:style-name="T18">;</text:span></text:p>
            <text:p text:style-name="P6"><text:span text:style-name="T18"><text:s text:c="8"/></text:span><text:span text:style-name="T23">cant</text:span><text:span text:style-name="T18">=</text:span><text:span text:style-name="T20">teclado</text:span><text:span text:style-name="T18">.nextInt();</text:span></text:p>
            <text:p text:style-name="P6"><text:span text:style-name="T18"><text:s text:c="8"/></text:span><text:span text:style-name="T20">sueldos</text:span><text:span text:style-name="T18">=</text:span><text:span text:style-name="T17">new</text:span><text:span text:style-name="T18"> </text:span><text:span text:style-name="T17">int</text:span><text:span text:style-name="T18">[</text:span><text:span text:style-name="T23">cant</text:span><text:span text:style-name="T18">];</text:span></text:p>
            <text:p text:style-name="P6"><text:span text:style-name="T18"><text:s text:c="8"/></text:span><text:span text:style-name="T17">for</text:span><text:span text:style-name="T18">(</text:span><text:span text:style-name="T17">int</text:span><text:span text:style-name="T18"> </text:span><text:span text:style-name="T23">f</text:span><text:span text:style-name="T18">=0;</text:span><text:span text:style-name="T23">f</text:span><text:span text:style-name="T18">&lt;</text:span><text:span text:style-name="T20">sueldos</text:span><text:span text:style-name="T18">.</text:span><text:span text:style-name="T20">length</text:span><text:span text:style-name="T18">;</text:span><text:span text:style-name="T23">f</text:span><text:span text:style-name="T18">++) {</text:span></text:p>
            <text:p text:style-name="P6"><text:span text:style-name="T18"><text:s text:c="12"/></text:span><text:span text:style-name="T18">System.</text:span><text:span text:style-name="T21">out</text:span><text:span text:style-name="T18">.print(</text:span><text:span text:style-name="T22">"Ingrese sueldo ["</text:span><text:span text:style-name="T18">+</text:span><text:span text:style-name="T23">f</text:span><text:span text:style-name="T18">+</text:span><text:span text:style-name="T22">"]:"</text:span><text:span text:style-name="T18">);</text:span></text:p>
            <text:p text:style-name="P6"><text:span text:style-name="T18"><text:s text:c="12"/></text:span><text:span text:style-name="T20">sueldos</text:span><text:span text:style-name="T18">[</text:span><text:span text:style-name="T23">f</text:span><text:span text:style-name="T18">]=</text:span><text:span text:style-name="T20">teclado</text:span><text:span text:style-name="T18">.nextInt();</text:span></text:p>
            <text:p text:style-name="P6"><text:span text:style-name="T18"><text:s text:c="8"/></text:span><text:span text:style-name="T18">}</text:span><text:span text:style-name="T18"><text:tab/></text:span></text:p>
            <text:p text:style-name="P6"><text:span text:style-name="T18"><text:s text:c="4"/></text:span><text:span text:style-name="T18">}</text:span></text:p>
            <text:p text:style-name="P6"><text:span text:style-name="T18"><text:s text:c="4"/></text:span></text:p>
            <text:p text:style-name="P6"><text:span text:style-name="T18"><text:s text:c="4"/></text:span></text:p>
            <text:p text:style-name="P6"><text:span text:style-name="T18"><text:s text:c="4"/></text:span><text:span text:style-name="T17">public</text:span><text:span text:style-name="T18"> </text:span><text:span text:style-name="T17">void</text:span><text:span text:style-name="T18"> imprimir() {</text:span></text:p>
            <text:p text:style-name="P6"><text:span text:style-name="T18"><text:s text:c="4"/></text:span><text:span text:style-name="T18"><text:tab/></text:span><text:span text:style-name="T18">System.</text:span><text:span text:style-name="T21">out</text:span><text:span text:style-name="T18">.println(</text:span><text:span text:style-name="T22">"\nsalida de sueldo: "</text:span><text:span text:style-name="T18">);</text:span></text:p>
            <text:p text:style-name="P6"><text:span text:style-name="T18"><text:s text:c="8"/></text:span><text:span text:style-name="T17">for</text:span><text:span text:style-name="T18">(</text:span><text:span text:style-name="T17">int</text:span><text:span text:style-name="T18"> </text:span><text:span text:style-name="T23">f</text:span><text:span text:style-name="T18">=0;</text:span><text:span text:style-name="T23">f</text:span><text:span text:style-name="T18">&lt;</text:span><text:span text:style-name="T20">sueldos</text:span><text:span text:style-name="T18">.</text:span><text:span text:style-name="T20">length</text:span><text:span text:style-name="T18">;</text:span><text:span text:style-name="T23">f</text:span><text:span text:style-name="T18">++) {</text:span></text:p>
            <text:p text:style-name="P6"><text:span text:style-name="T18"><text:s text:c="12"/></text:span></text:p>
            <text:p text:style-name="P6"><text:span text:style-name="T18"><text:s text:c="12"/></text:span><text:span text:style-name="T18">System.</text:span><text:span text:style-name="T21">out</text:span><text:span text:style-name="T18">.println(</text:span><text:span text:style-name="T22">"El sueldo ["</text:span><text:span text:style-name="T18">+</text:span><text:span text:style-name="T23">f</text:span><text:span text:style-name="T18">+</text:span><text:span text:style-name="T22">"] = "</text:span><text:span text:style-name="T18">+</text:span><text:span text:style-name="T20">sueldos</text:span><text:span text:style-name="T18">[</text:span><text:span text:style-name="T23">f</text:span><text:span text:style-name="T18">]);</text:span></text:p>
            <text:p text:style-name="P6"><text:span text:style-name="T18"><text:s text:c="8"/></text:span><text:span text:style-name="T18">}</text:span></text:p>
            <text:p text:style-name="P6"><text:span text:style-name="T18"><text:s text:c="4"/></text:span><text:span text:style-name="T18">}</text:span></text:p>
            <text:p text:style-name="P6"><text:span text:style-name="T18"/></text:p>
            <text:p text:style-name="P6"><text:span text:style-name="T17"><text:s text:c="4"/></text:span><text:span text:style-name="T17">public</text:span><text:span text:style-name="T18"> </text:span><text:span text:style-name="T17">static</text:span><text:span text:style-name="T18"> </text:span><text:span text:style-name="T17">void</text:span><text:span text:style-name="T18"> main(String[] </text:span><text:span text:style-name="T23">args</text:span><text:span text:style-name="T18">) {</text:span></text:p>
            <text:p text:style-name="P6"><text:span text:style-name="T18"/></text:p>
            <text:p text:style-name="P6"><text:span text:style-name="T18"><text:s text:c="12"/></text:span><text:span text:style-name="T18">PruebaVector8 </text:span><text:span text:style-name="T23">pv</text:span><text:span text:style-name="T18">=</text:span><text:span text:style-name="T17">new</text:span><text:span text:style-name="T18"> PruebaVector8();</text:span></text:p>
            <text:p text:style-name="P6"><text:span text:style-name="T18"><text:s text:c="12"/></text:span><text:span text:style-name="T23">pv</text:span><text:span text:style-name="T18">.cargar();</text:span></text:p>
            <text:p text:style-name="P6"><text:span text:style-name="T18"><text:s text:c="12"/></text:span><text:span text:style-name="T23">pv</text:span><text:span text:style-name="T18">.imprimir();</text:span></text:p>
            <text:p text:style-name="P6"><text:span text:style-name="T19"/></text:p>
            <text:p text:style-name="P6"><text:span text:style-name="T18"><text:s text:c="5"/></text:span><text:span text:style-name="T18">}</text:span></text:p>
            <text:p text:style-name="P6"><text:span text:style-name="T19"/></text:p>
            <text:p text:style-name="P6"><text:span text:style-name="T18">}</text:span></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Predeterminado">
        <draw:frame draw:style-name="gr2" draw:text-style-name="P7" draw:layer="layout" svg:width="26cm" svg:height="18.567cm" svg:x="1cm" svg:y="1.174cm">
          <draw:text-box>
            <text:p text:style-name="P6"><text:span text:style-name="T17">import</text:span><text:span text:style-name="T18"> java.util.Scanner;</text:span></text:p>
            <text:p text:style-name="P6"><text:span text:style-name="T19"/></text:p>
            <text:p text:style-name="P6"><text:span text:style-name="T17">public</text:span><text:span text:style-name="T18"> </text:span><text:span text:style-name="T17">class</text:span><text:span text:style-name="T18"> PruebaVector1 {</text:span></text:p>
            <text:p text:style-name="P6"><text:span text:style-name="T19"/></text:p>
            <text:p text:style-name="P6"><text:span text:style-name="T17"><text:s text:c="4"/></text:span><text:span text:style-name="T17">private</text:span><text:span text:style-name="T18"> Scanner </text:span><text:span text:style-name="T20">teclado</text:span><text:span text:style-name="T18">;</text:span></text:p>
            <text:p text:style-name="P6"><text:span text:style-name="T18"><text:s text:c="4"/></text:span><text:span text:style-name="T17">private</text:span><text:span text:style-name="T18"> </text:span><text:span text:style-name="T17">int</text:span><text:span text:style-name="T18">[] </text:span><text:span text:style-name="T20">vec</text:span><text:span text:style-name="T18">;</text:span></text:p>
            <text:p text:style-name="P6"><text:span text:style-name="T18"><text:s text:c="4"/></text:span></text:p>
            <text:p text:style-name="P6"><text:span text:style-name="T18"><text:s text:c="4"/></text:span><text:span text:style-name="T17">public</text:span><text:span text:style-name="T18"> </text:span><text:span text:style-name="T17">void</text:span><text:span text:style-name="T18"> cargar() {</text:span></text:p>
            <text:p text:style-name="P6"><text:span text:style-name="T18"><text:s text:c="8"/></text:span><text:span text:style-name="T20">teclado</text:span><text:span text:style-name="T18">=</text:span><text:span text:style-name="T17">new</text:span><text:span text:style-name="T18"> Scanner(System.</text:span><text:span text:style-name="T21">in</text:span><text:span text:style-name="T18">);</text:span></text:p>
            <text:p text:style-name="P6"><text:span text:style-name="T18"><text:s text:c="8"/></text:span><text:span text:style-name="T18">System.</text:span><text:span text:style-name="T21">out</text:span><text:span text:style-name="T18">.print(</text:span><text:span text:style-name="T22">"Cuantos elementos tiene el vector:"</text:span><text:span text:style-name="T18">);</text:span></text:p>
            <text:p text:style-name="P6"><text:span text:style-name="T18"><text:s text:c="8"/></text:span><text:span text:style-name="T17">int</text:span><text:span text:style-name="T18"> </text:span><text:span text:style-name="T23">n</text:span><text:span text:style-name="T18">;</text:span></text:p>
            <text:p text:style-name="P6"><text:span text:style-name="T18"><text:s text:c="8"/></text:span><text:span text:style-name="T23">n</text:span><text:span text:style-name="T18">=</text:span><text:span text:style-name="T20">teclado</text:span><text:span text:style-name="T18">.nextInt();</text:span></text:p>
            <text:p text:style-name="P6"><text:span text:style-name="T18"><text:s text:c="8"/></text:span><text:span text:style-name="T20">vec</text:span><text:span text:style-name="T18">=</text:span><text:span text:style-name="T17">new</text:span><text:span text:style-name="T18"> </text:span><text:span text:style-name="T17">int</text:span><text:span text:style-name="T18">[</text:span><text:span text:style-name="T23">n</text:span><text:span text:style-name="T18">]; <text:s text:c="7"/></text:span></text:p>
            <text:p text:style-name="P6"><text:span text:style-name="T18"><text:s text:c="8"/></text:span><text:span text:style-name="T17">for</text:span><text:span text:style-name="T18">(</text:span><text:span text:style-name="T17">int</text:span><text:span text:style-name="T18"> </text:span><text:span text:style-name="T23">f</text:span><text:span text:style-name="T18">=0;</text:span><text:span text:style-name="T23">f</text:span><text:span text:style-name="T18">&lt;</text:span><text:span text:style-name="T20">vec</text:span><text:span text:style-name="T18">.</text:span><text:span text:style-name="T20">length</text:span><text:span text:style-name="T18">;</text:span><text:span text:style-name="T23">f</text:span><text:span text:style-name="T18">++) {</text:span></text:p>
            <text:p text:style-name="P6"><text:span text:style-name="T18"><text:s text:c="12"/></text:span><text:span text:style-name="T18">System.</text:span><text:span text:style-name="T21">out</text:span><text:span text:style-name="T18">.print(</text:span><text:span text:style-name="T22">"Ingrese elemento:"</text:span><text:span text:style-name="T18">);</text:span></text:p>
            <text:p text:style-name="P6"><text:span text:style-name="T18"><text:s text:c="12"/></text:span><text:span text:style-name="T20">vec</text:span><text:span text:style-name="T18">[</text:span><text:span text:style-name="T23">f</text:span><text:span text:style-name="T18">]=</text:span><text:span text:style-name="T20">teclado</text:span><text:span text:style-name="T18">.nextInt();</text:span></text:p>
            <text:p text:style-name="P6"><text:span text:style-name="T18"><text:s text:c="8"/></text:span><text:span text:style-name="T18">}</text:span></text:p>
            <text:p text:style-name="P6"><text:span text:style-name="T18"><text:s text:c="4"/></text:span><text:span text:style-name="T18">}</text:span></text:p>
            <text:p text:style-name="P6"><text:span text:style-name="T18"><text:s text:c="4"/></text:span></text:p>
            <text:p text:style-name="P6"><text:span text:style-name="T18"><text:s text:c="4"/></text:span><text:span text:style-name="T17">public</text:span><text:span text:style-name="T18"> </text:span><text:span text:style-name="T17">void</text:span><text:span text:style-name="T18"> acumularElementos() {</text:span></text:p>
            <text:p text:style-name="P6"><text:span text:style-name="T18"><text:s text:c="8"/></text:span><text:span text:style-name="T17">int</text:span><text:span text:style-name="T18"> </text:span><text:span text:style-name="T23">suma</text:span><text:span text:style-name="T18">=0;</text:span></text:p>
            <text:p text:style-name="P6"><text:span text:style-name="T18"><text:s text:c="8"/></text:span><text:span text:style-name="T17">for</text:span><text:span text:style-name="T18">(</text:span><text:span text:style-name="T17">int</text:span><text:span text:style-name="T18"> </text:span><text:span text:style-name="T23">f</text:span><text:span text:style-name="T18">=0;</text:span><text:span text:style-name="T23">f</text:span><text:span text:style-name="T18">&lt;</text:span><text:span text:style-name="T20">vec</text:span><text:span text:style-name="T18">.</text:span><text:span text:style-name="T20">length</text:span><text:span text:style-name="T18">;</text:span><text:span text:style-name="T23">f</text:span><text:span text:style-name="T18">++) {</text:span></text:p>
            <text:p text:style-name="P6"><text:span text:style-name="T18"><text:s text:c="12"/></text:span><text:span text:style-name="T23">suma</text:span><text:span text:style-name="T18">=</text:span><text:span text:style-name="T23">suma</text:span><text:span text:style-name="T18">+</text:span><text:span text:style-name="T20">vec</text:span><text:span text:style-name="T18">[</text:span><text:span text:style-name="T23">f</text:span><text:span text:style-name="T18">];</text:span></text:p>
            <text:p text:style-name="P6"><text:span text:style-name="T18"><text:s text:c="8"/></text:span><text:span text:style-name="T18">}</text:span></text:p>
            <text:p text:style-name="P6"><text:span text:style-name="T18"><text:s text:c="8"/></text:span><text:span text:style-name="T18">System.</text:span><text:span text:style-name="T21">out</text:span><text:span text:style-name="T18">.println(</text:span><text:span text:style-name="T22">"La suma de los elementos es:"</text:span><text:span text:style-name="T18">+</text:span><text:span text:style-name="T23">suma</text:span><text:span text:style-name="T18">);</text:span></text:p>
            <text:p text:style-name="P6"><text:span text:style-name="T18"><text:s text:c="4"/></text:span><text:span text:style-name="T18">}</text:span></text:p>
            <text:p text:style-name="P6"><text:span text:style-name="T18"/></text:p>
            <text:p text:style-name="P6"><text:span text:style-name="T17"><text:s text:c="4"/></text:span><text:span text:style-name="T17">public</text:span><text:span text:style-name="T18"> </text:span><text:span text:style-name="T17">static</text:span><text:span text:style-name="T18"> </text:span><text:span text:style-name="T17">void</text:span><text:span text:style-name="T18"> main(String[] </text:span><text:span text:style-name="T23">args</text:span><text:span text:style-name="T18">) {</text:span></text:p>
            <text:p text:style-name="P6"><text:span text:style-name="T18"><text:s text:c="2"/></text:span></text:p>
            <text:p text:style-name="P6"><text:span text:style-name="T18"><text:s text:c="8"/></text:span><text:span text:style-name="T18">PruebaVector1 </text:span><text:span text:style-name="T23">pv</text:span><text:span text:style-name="T18">=</text:span><text:span text:style-name="T17">new</text:span><text:span text:style-name="T18"> PruebaVector1();</text:span></text:p>
            <text:p text:style-name="P6"><text:span text:style-name="T18"><text:s text:c="8"/></text:span><text:span text:style-name="T23">pv</text:span><text:span text:style-name="T18">.cargar();</text:span></text:p>
            <text:p text:style-name="P6"><text:span text:style-name="T18"><text:s text:c="8"/></text:span><text:span text:style-name="T23">pv</text:span><text:span text:style-name="T18">.acumularElementos();</text:span></text:p>
            <text:p text:style-name="P6"><text:span text:style-name="T19"/></text:p>
            <text:p text:style-name="P6"><text:span text:style-name="T18"><text:s text:c="4"/></text:span><text:span text:style-name="T18">}</text:span></text:p>
            <text:p text:style-name="P6"><text:span text:style-name="T19"/></text:p>
            <text:p text:style-name="P6"><text:span text:style-name="T18">}</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draw:frame draw:style-name="gr3" draw:text-style-name="P7" draw:layer="layout" svg:width="24cm" svg:height="19cm" svg:x="2cm" svg:y="1cm">
          <draw:text-box>
            <text:p text:style-name="P6"><text:span text:style-name="T17">import</text:span><text:span text:style-name="T18"> java.util.Scanner;</text:span></text:p>
            <text:p text:style-name="P6"><text:span text:style-name="T19"/></text:p>
            <text:p text:style-name="P6"><text:span text:style-name="T17">public</text:span><text:span text:style-name="T18"> </text:span><text:span text:style-name="T17">class</text:span><text:span text:style-name="T18"> PromedioVectores {</text:span></text:p>
            <text:p text:style-name="P6"><text:span text:style-name="T19"/></text:p>
            <text:p text:style-name="P6"><text:span text:style-name="T17">public</text:span><text:span text:style-name="T18"> </text:span><text:span text:style-name="T17">static</text:span><text:span text:style-name="T18"> </text:span><text:span text:style-name="T17">void</text:span><text:span text:style-name="T18"> main(String[] </text:span><text:span text:style-name="T23">args</text:span><text:span text:style-name="T18">) {</text:span></text:p>
            <text:p text:style-name="P6"><text:span text:style-name="T18"/></text:p>
            <text:p text:style-name="P6"><text:span text:style-name="T18">Scanner </text:span><text:span text:style-name="T23">scn</text:span><text:span text:style-name="T18"> = </text:span><text:span text:style-name="T17">new</text:span><text:span text:style-name="T18"> Scanner(System.</text:span><text:span text:style-name="T21">in</text:span><text:span text:style-name="T18">);</text:span></text:p>
            <text:p text:style-name="P6"><text:span text:style-name="T24">//Scanner scn1 = new Scanner(System.in);</text:span></text:p>
            <text:p text:style-name="P6"><text:span text:style-name="T18"/></text:p>
            <text:p text:style-name="P6"><text:span text:style-name="T18"><text:s text:c="8"/></text:span><text:span text:style-name="T18">System.</text:span><text:span text:style-name="T21">out</text:span><text:span text:style-name="T18">.println(</text:span><text:span text:style-name="T22">"Ingrese el largo del vector: "</text:span><text:span text:style-name="T18">);</text:span></text:p>
            <text:p text:style-name="P6"><text:span text:style-name="T17"><text:s text:c="8"/></text:span><text:span text:style-name="T17">int</text:span><text:span text:style-name="T18"> </text:span><text:span text:style-name="T23">n</text:span><text:span text:style-name="T18"> = </text:span><text:span text:style-name="T23">scn</text:span><text:span text:style-name="T18">.nextInt();</text:span></text:p>
            <text:p text:style-name="P6"><text:span text:style-name="T18"><text:s text:c="8"/></text:span><text:span text:style-name="T17">int</text:span><text:span text:style-name="T18"> </text:span><text:span text:style-name="T23">VECTOR</text:span><text:span text:style-name="T18">[] = </text:span><text:span text:style-name="T17">new</text:span><text:span text:style-name="T18"> </text:span><text:span text:style-name="T17">int</text:span><text:span text:style-name="T18">[</text:span><text:span text:style-name="T23">n</text:span><text:span text:style-name="T18">];</text:span></text:p>
            <text:p text:style-name="P6"><text:span text:style-name="T18"><text:s text:c="3"/></text:span></text:p>
            <text:p text:style-name="P6"><text:span text:style-name="T17"><text:s text:c="8"/></text:span><text:span text:style-name="T17">int</text:span><text:span text:style-name="T18"> </text:span><text:span text:style-name="T23">suma</text:span><text:span text:style-name="T18"> = 0;</text:span></text:p>
            <text:p text:style-name="P6"><text:span text:style-name="T17"><text:s text:c="8"/></text:span><text:span text:style-name="T17">double</text:span><text:span text:style-name="T18"> </text:span><text:span text:style-name="T23">promedio</text:span><text:span text:style-name="T18"> = 0;</text:span></text:p>
            <text:p text:style-name="P6"><text:span text:style-name="T18"/></text:p>
            <text:p text:style-name="P6"><text:span text:style-name="T18"><text:s text:c="8"/></text:span><text:span text:style-name="T17">for</text:span><text:span text:style-name="T18">(</text:span><text:span text:style-name="T17">int</text:span><text:span text:style-name="T18"> </text:span><text:span text:style-name="T23">i</text:span><text:span text:style-name="T18"> = 0; </text:span><text:span text:style-name="T23">i</text:span><text:span text:style-name="T18"> &lt; </text:span><text:span text:style-name="T23">VECTOR</text:span><text:span text:style-name="T18">.</text:span><text:span text:style-name="T20">length</text:span><text:span text:style-name="T18">; </text:span><text:span text:style-name="T23">i</text:span><text:span text:style-name="T18">++){</text:span></text:p>
            <text:p text:style-name="P6"><text:span text:style-name="T18"><text:s text:c="8"/></text:span><text:span text:style-name="T18"><text:tab/></text:span></text:p>
            <text:p text:style-name="P6"><text:span text:style-name="T18"><text:s text:c="8"/></text:span><text:span text:style-name="T18"><text:tab/></text:span><text:span text:style-name="T18">System.</text:span><text:span text:style-name="T21">out</text:span><text:span text:style-name="T18">.print(</text:span><text:span text:style-name="T22">"Introduzca datos en el vector: ["</text:span><text:span text:style-name="T18">+</text:span><text:span text:style-name="T23">i</text:span><text:span text:style-name="T18">+</text:span><text:span text:style-name="T22">"] = "</text:span><text:span text:style-name="T18">);</text:span></text:p>
            <text:p text:style-name="P6"><text:span text:style-name="T18"><text:s text:c="8"/></text:span><text:span text:style-name="T18"><text:tab/></text:span><text:span text:style-name="T23">VECTOR</text:span><text:span text:style-name="T18">[</text:span><text:span text:style-name="T23">i</text:span><text:span text:style-name="T18">] = </text:span><text:span text:style-name="T23">scn</text:span><text:span text:style-name="T18">.nextInt();</text:span></text:p>
            <text:p text:style-name="P6"><text:span text:style-name="T18"><text:s text:c="8"/></text:span><text:span text:style-name="T18">}</text:span></text:p>
            <text:p text:style-name="P6"><text:span text:style-name="T19"/></text:p>
            <text:p text:style-name="P6"><text:span text:style-name="T18"><text:s text:c="8"/></text:span><text:span text:style-name="T17">for</text:span><text:span text:style-name="T18">(</text:span><text:span text:style-name="T17">int</text:span><text:span text:style-name="T18"> </text:span><text:span text:style-name="T23">i</text:span><text:span text:style-name="T18"> = 0; </text:span><text:span text:style-name="T23">i</text:span><text:span text:style-name="T18"> &lt; </text:span><text:span text:style-name="T23">VECTOR</text:span><text:span text:style-name="T18">.</text:span><text:span text:style-name="T20">length</text:span><text:span text:style-name="T18">; </text:span><text:span text:style-name="T23">i</text:span><text:span text:style-name="T18">++){</text:span></text:p>
            <text:p text:style-name="P6"><text:span text:style-name="T18"><text:s text:c="8"/></text:span><text:span text:style-name="T18"><text:tab/></text:span></text:p>
            <text:p text:style-name="P6"><text:span text:style-name="T18"><text:s text:c="8"/></text:span><text:span text:style-name="T18"><text:tab/></text:span><text:span text:style-name="T23">suma</text:span><text:span text:style-name="T18"> = </text:span><text:span text:style-name="T23">suma</text:span><text:span text:style-name="T18"> + </text:span><text:span text:style-name="T23">VECTOR</text:span><text:span text:style-name="T18">[</text:span><text:span text:style-name="T23">i</text:span><text:span text:style-name="T18">];</text:span></text:p>
            <text:p text:style-name="P6"><text:span text:style-name="T18"><text:s text:c="8"/></text:span><text:span text:style-name="T18">}</text:span></text:p>
            <text:p text:style-name="P6"><text:span text:style-name="T18"><text:s text:c="8"/></text:span></text:p>
            <text:p text:style-name="P6"><text:span text:style-name="T18"><text:s text:c="8"/></text:span><text:span text:style-name="T23">promedio</text:span><text:span text:style-name="T18"> = (</text:span><text:span text:style-name="T17">double</text:span><text:span text:style-name="T18">)</text:span><text:span text:style-name="T23">suma</text:span><text:span text:style-name="T18"> / </text:span><text:span text:style-name="T23">VECTOR</text:span><text:span text:style-name="T18">.</text:span><text:span text:style-name="T20">length</text:span><text:span text:style-name="T18">;</text:span></text:p>
            <text:p text:style-name="P6"><text:span text:style-name="T18"><text:s text:c="8"/></text:span></text:p>
            <text:p text:style-name="P6"><text:span text:style-name="T18"><text:s text:c="8"/></text:span><text:span text:style-name="T18">System.</text:span><text:span text:style-name="T21">out</text:span><text:span text:style-name="T18">.println(</text:span><text:span text:style-name="T22">"La suma es: "</text:span><text:span text:style-name="T18">+</text:span><text:span text:style-name="T23">suma</text:span><text:span text:style-name="T18">);</text:span></text:p>
            <text:p text:style-name="P6"><text:span text:style-name="T18"><text:s text:c="8"/></text:span><text:span text:style-name="T18">System.</text:span><text:span text:style-name="T21">out</text:span><text:span text:style-name="T18">.println(</text:span><text:span text:style-name="T22">"El promedio es: "</text:span><text:span text:style-name="T18">+</text:span><text:span text:style-name="T23">promedio</text:span><text:span text:style-name="T18">);</text:span></text:p>
            <text:p text:style-name="P6"><text:span text:style-name="T18"><text:s text:c="8"/></text:span><text:span text:style-name="T23">scn</text:span><text:span text:style-name="T18">.close();</text:span></text:p>
            <text:p text:style-name="P6"><text:span text:style-name="T18"><text:s text:c="3"/></text:span><text:span text:style-name="T18">}</text:span></text:p>
            <text:p text:style-name="P6"><text:span text:style-name="T19"/></text:p>
            <text:p text:style-name="P6"><text:span text:style-name="T18">}</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draw:frame draw:style-name="gr4" draw:text-style-name="P7" draw:layer="layout" svg:width="24cm" svg:height="18cm" svg:x="2cm" svg:y="1cm">
          <draw:text-box>
            <text:p text:style-name="P6"><text:span text:style-name="T17">import</text:span><text:span text:style-name="T18"> java.util.Scanner;</text:span></text:p>
            <text:p text:style-name="P6"><text:span text:style-name="T19"/></text:p>
            <text:p text:style-name="P6"><text:span text:style-name="T17">public</text:span><text:span text:style-name="T18"> </text:span><text:span text:style-name="T17">class</text:span><text:span text:style-name="T18"> MetodoPromedio {</text:span></text:p>
            <text:p text:style-name="P6"><text:span text:style-name="T18"/></text:p>
            <text:p text:style-name="P6"><text:span text:style-name="T18"/></text:p>
            <text:p text:style-name="P6"><text:span text:style-name="T18"/></text:p>
            <text:p text:style-name="P6"><text:span text:style-name="T17"><text:tab/></text:span><text:span text:style-name="T17">public</text:span><text:span text:style-name="T18"> </text:span><text:span text:style-name="T17">static</text:span><text:span text:style-name="T18"> </text:span><text:span text:style-name="T17">void</text:span><text:span text:style-name="T18"> ingreso(</text:span><text:span text:style-name="T17">int</text:span><text:span text:style-name="T18"> </text:span><text:span text:style-name="T23">VECTOR</text:span><text:span text:style-name="T18">[]){</text:span></text:p>
            <text:p text:style-name="P6"><text:span text:style-name="T18"/></text:p>
            <text:p text:style-name="P6"><text:span text:style-name="T18"><text:tab/></text:span><text:span text:style-name="T18"><text:tab/></text:span><text:span text:style-name="T18">Scanner </text:span><text:span text:style-name="T23">sc</text:span><text:span text:style-name="T18"> = </text:span><text:span text:style-name="T17">new</text:span><text:span text:style-name="T18"> Scanner(System.</text:span><text:span text:style-name="T21">in</text:span><text:span text:style-name="T18">);</text:span></text:p>
            <text:p text:style-name="P6"><text:span text:style-name="T18"/></text:p>
            <text:p text:style-name="P6"><text:span text:style-name="T17"><text:tab/></text:span><text:span text:style-name="T17"><text:tab/></text:span><text:span text:style-name="T17">for</text:span><text:span text:style-name="T18"> (</text:span><text:span text:style-name="T17">int</text:span><text:span text:style-name="T18"> </text:span><text:span text:style-name="T23">i</text:span><text:span text:style-name="T18"> = 0; </text:span><text:span text:style-name="T23">i</text:span><text:span text:style-name="T18"> &lt; </text:span><text:span text:style-name="T23">VECTOR</text:span><text:span text:style-name="T18">.</text:span><text:span text:style-name="T20">length</text:span><text:span text:style-name="T18">; </text:span><text:span text:style-name="T23">i</text:span><text:span text:style-name="T18">++) {</text:span></text:p>
            <text:p text:style-name="P6"><text:span text:style-name="T18"/></text:p>
            <text:p text:style-name="P6"><text:span text:style-name="T18"><text:s text:c="3"/></text:span><text:span text:style-name="T18"><text:tab/></text:span><text:span text:style-name="T18"> <text:s text:c="5"/></text:span><text:span text:style-name="T18">System.</text:span><text:span text:style-name="T21">out</text:span><text:span text:style-name="T18">.println(</text:span><text:span text:style-name="T22">"ingrese dato ["</text:span><text:span text:style-name="T18">+</text:span><text:span text:style-name="T23">i</text:span><text:span text:style-name="T18">+</text:span><text:span text:style-name="T22">"] :"</text:span><text:span text:style-name="T18">);</text:span></text:p>
            <text:p text:style-name="P6"><text:span text:style-name="T23"><text:tab/></text:span><text:span text:style-name="T23"><text:tab/></text:span><text:span text:style-name="T23"> </text:span><text:span text:style-name="T23">VECTOR</text:span><text:span text:style-name="T18">[</text:span><text:span text:style-name="T23">i</text:span><text:span text:style-name="T18">] = </text:span><text:span text:style-name="T23">sc</text:span><text:span text:style-name="T18">.nextInt();</text:span></text:p>
            <text:p text:style-name="P6"><text:span text:style-name="T18"><text:tab/></text:span><text:span text:style-name="T18"><text:tab/></text:span><text:span text:style-name="T18">}</text:span></text:p>
            <text:p text:style-name="P6"><text:span text:style-name="T18"/></text:p>
            <text:p text:style-name="P6"><text:span text:style-name="T23"><text:tab/></text:span><text:span text:style-name="T23"><text:tab/></text:span><text:span text:style-name="T23">sc</text:span><text:span text:style-name="T18">.close();</text:span></text:p>
            <text:p text:style-name="P6"><text:span text:style-name="T18"><text:tab/></text:span><text:span text:style-name="T18">}</text:span></text:p>
            <text:p text:style-name="P6"><text:span text:style-name="T18"/></text:p>
            <text:p text:style-name="P6"><text:span text:style-name="T17"><text:tab/></text:span><text:span text:style-name="T17">public</text:span><text:span text:style-name="T18"> </text:span><text:span text:style-name="T17">static</text:span><text:span text:style-name="T18"> </text:span><text:span text:style-name="T17">double</text:span><text:span text:style-name="T18"> promedio(</text:span><text:span text:style-name="T17">int</text:span><text:span text:style-name="T18"> </text:span><text:span text:style-name="T23">VECTOR</text:span><text:span text:style-name="T18">[]){</text:span></text:p>
            <text:p text:style-name="P6"><text:span text:style-name="T18"/></text:p>
            <text:p text:style-name="P6"><text:span text:style-name="T17"><text:tab/></text:span><text:span text:style-name="T17"><text:tab/></text:span><text:span text:style-name="T17">int</text:span><text:span text:style-name="T18"> </text:span><text:span text:style-name="T23">suma</text:span><text:span text:style-name="T18"> = 0;</text:span></text:p>
            <text:p text:style-name="P6"><text:span text:style-name="T17"><text:tab/></text:span><text:span text:style-name="T17"><text:tab/></text:span><text:span text:style-name="T17">double</text:span><text:span text:style-name="T18"> </text:span><text:span text:style-name="T23">promedio</text:span><text:span text:style-name="T18"> = 0;</text:span></text:p>
            <text:p text:style-name="P6"><text:span text:style-name="T18"/></text:p>
            <text:p text:style-name="P6"><text:span text:style-name="T17"><text:tab/></text:span><text:span text:style-name="T17"><text:tab/></text:span><text:span text:style-name="T17">for</text:span><text:span text:style-name="T18"> (</text:span><text:span text:style-name="T17">int</text:span><text:span text:style-name="T18"> </text:span><text:span text:style-name="T23">i</text:span><text:span text:style-name="T18"> = 0; </text:span><text:span text:style-name="T23">i</text:span><text:span text:style-name="T18"> &lt; </text:span><text:span text:style-name="T23">VECTOR</text:span><text:span text:style-name="T18">.</text:span><text:span text:style-name="T20">length</text:span><text:span text:style-name="T18">; </text:span><text:span text:style-name="T23">i</text:span><text:span text:style-name="T18">++) {</text:span></text:p>
            <text:p text:style-name="P6"><text:span text:style-name="T18"/></text:p>
            <text:p text:style-name="P6"><text:span text:style-name="T23"><text:tab/></text:span><text:span text:style-name="T23"><text:tab/></text:span><text:span text:style-name="T23"><text:tab/></text:span><text:span text:style-name="T23">suma</text:span><text:span text:style-name="T18"> = </text:span><text:span text:style-name="T23">suma</text:span><text:span text:style-name="T18"> + </text:span><text:span text:style-name="T23">VECTOR</text:span><text:span text:style-name="T18">[</text:span><text:span text:style-name="T23">i</text:span><text:span text:style-name="T18">];</text:span></text:p>
            <text:p text:style-name="P6"><text:span text:style-name="T18"><text:tab/></text:span><text:span text:style-name="T18"><text:tab/></text:span><text:span text:style-name="T18">}</text:span></text:p>
            <text:p text:style-name="P6"><text:span text:style-name="T18"/></text:p>
            <text:p text:style-name="P6"><text:span text:style-name="T23"><text:tab/></text:span><text:span text:style-name="T23"> <text:s text:c="5"/></text:span><text:span text:style-name="T23">promedio</text:span><text:span text:style-name="T18"> = (</text:span><text:span text:style-name="T17">double</text:span><text:span text:style-name="T18">)</text:span><text:span text:style-name="T23">suma</text:span><text:span text:style-name="T18">/</text:span><text:span text:style-name="T23">VECTOR</text:span><text:span text:style-name="T18">.</text:span><text:span text:style-name="T20">length</text:span><text:span text:style-name="T18">;</text:span></text:p>
            <text:p text:style-name="P6"><text:span text:style-name="T18"/></text:p>
            <text:p text:style-name="P6"><text:span text:style-name="T17"><text:tab/></text:span><text:span text:style-name="T17"><text:tab/></text:span><text:span text:style-name="T17"> <text:s text:c="3"/></text:span><text:span text:style-name="T17">return</text:span><text:span text:style-name="T18"> </text:span><text:span text:style-name="T23">promedio</text:span><text:span text:style-name="T18">;</text:span></text:p>
            <text:p text:style-name="P6"><text:span text:style-name="T18"><text:tab/></text:span><text:span text:style-name="T18">}</text:span></text:p>
            <text:p text:style-name="P6"><text:span text:style-name="T18"><text:tab/></text:span></text:p>
            <text:p text:style-name="P6"><text:span text:style-name="T18"><text:tab/></text:span><text:span text:style-name="T18">//sigue en la siguiente hoja</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draw:frame draw:style-name="gr5" draw:text-style-name="P7" draw:layer="layout" svg:width="23.5cm" svg:height="17.5cm" svg:x="2.5cm" svg:y="1.5cm">
          <draw:text-box>
            <text:p text:style-name="P6"><text:span text:style-name="T17"/></text:p>
            <text:p text:style-name="P6"><text:span text:style-name="T17">/**esta es la segunda parte de MetodoPromedio**/</text:span></text:p>
            <text:p text:style-name="P6"><text:span text:style-name="T17"/></text:p>
            <text:p text:style-name="P6"><text:span text:style-name="T17">public</text:span><text:span text:style-name="T18"> </text:span><text:span text:style-name="T17">static</text:span><text:span text:style-name="T18"> </text:span><text:span text:style-name="T17">void</text:span><text:span text:style-name="T18"> main(String[] </text:span><text:span text:style-name="T23">args</text:span><text:span text:style-name="T18">) {</text:span></text:p>
            <text:p text:style-name="P6"><text:span text:style-name="T19"/></text:p>
            <text:p text:style-name="P6"><text:span text:style-name="T18"><text:s text:c="7"/></text:span><text:span text:style-name="T18">Scanner </text:span><text:span text:style-name="T23">scn</text:span><text:span text:style-name="T18"> = </text:span><text:span text:style-name="T17">new</text:span><text:span text:style-name="T18"> Scanner(System.</text:span><text:span text:style-name="T21">in</text:span><text:span text:style-name="T18">);</text:span></text:p>
            <text:p text:style-name="P6"><text:span text:style-name="T18"><text:s text:c="4"/></text:span></text:p>
            <text:p text:style-name="P6"><text:span text:style-name="T18"><text:s text:c="8"/></text:span><text:span text:style-name="T18">System.</text:span><text:span text:style-name="T21">out</text:span><text:span text:style-name="T18">.println(</text:span><text:span text:style-name="T22">"Ingrese el largo del vector: "</text:span><text:span text:style-name="T18">);</text:span></text:p>
            <text:p text:style-name="P6"><text:span text:style-name="T18"><text:s text:c="8"/></text:span><text:span text:style-name="T17">int</text:span><text:span text:style-name="T18"> </text:span><text:span text:style-name="T23">n</text:span><text:span text:style-name="T18"> = </text:span><text:span text:style-name="T23">scn</text:span><text:span text:style-name="T18">.nextInt();</text:span></text:p>
            <text:p text:style-name="P6"><text:span text:style-name="T18"><text:s text:c="8"/></text:span><text:span text:style-name="T17">int</text:span><text:span text:style-name="T18"> </text:span><text:span text:style-name="T23">VECTOR</text:span><text:span text:style-name="T18">[] = </text:span><text:span text:style-name="T17">new</text:span><text:span text:style-name="T18"> </text:span><text:span text:style-name="T17">int</text:span><text:span text:style-name="T18">[</text:span><text:span text:style-name="T23">n</text:span><text:span text:style-name="T18">];</text:span></text:p>
            <text:p text:style-name="P6"><text:span text:style-name="T18"><text:s text:c="8"/></text:span></text:p>
            <text:p text:style-name="P6"><text:span text:style-name="T18"><text:s text:c="8"/></text:span><text:span text:style-name="T24">/*MetodoPromedio M = new MetodoPromedio();//</text:span><text:span text:style-name="T25">usando</text:span><text:span text:style-name="T24"> </text:span><text:span text:style-name="T25">instanciacion</text:span></text:p>
            <text:p text:style-name="P6"><text:span text:style-name="T24"><text:s text:c="8"/></text:span><text:span text:style-name="T24">M.ingreso(VECTOR);</text:span></text:p>
            <text:p text:style-name="P6"><text:span text:style-name="T24"><text:s text:c="8"/></text:span><text:span text:style-name="T24">double pro =M.promedio(VECTOR);</text:span></text:p>
            <text:p text:style-name="P6"><text:span text:style-name="T24"><text:s text:c="8"/></text:span><text:span text:style-name="T24">System.out.println("El </text:span><text:span text:style-name="T25">promedio</text:span><text:span text:style-name="T24"> </text:span><text:span text:style-name="T25">es</text:span><text:span text:style-name="T24">: "+pro);*/</text:span></text:p>
            <text:p text:style-name="P6"><text:span text:style-name="T18"><text:s text:c="8"/></text:span></text:p>
            <text:p text:style-name="P6"><text:span text:style-name="T18"><text:s text:c="8"/></text:span><text:span text:style-name="T24">//</text:span><text:span text:style-name="T25">usando</text:span><text:span text:style-name="T24"> </text:span><text:span text:style-name="T25">metodos</text:span></text:p>
            <text:p text:style-name="P6"><text:span text:style-name="T18"><text:s text:c="8"/></text:span><text:span text:style-name="T26">ingreso</text:span><text:span text:style-name="T18">(</text:span><text:span text:style-name="T23">VECTOR</text:span><text:span text:style-name="T18">);</text:span></text:p>
            <text:p text:style-name="P6"><text:span text:style-name="T18"/></text:p>
            <text:p text:style-name="P6"><text:span text:style-name="T18"><text:s text:c="8"/></text:span><text:span text:style-name="T17">double</text:span><text:span text:style-name="T18"> </text:span><text:span text:style-name="T23">pro</text:span><text:span text:style-name="T18"> = </text:span><text:span text:style-name="T26">promedio</text:span><text:span text:style-name="T18">(</text:span><text:span text:style-name="T23">VECTOR</text:span><text:span text:style-name="T18">);</text:span></text:p>
            <text:p text:style-name="P6"><text:span text:style-name="T18"><text:s text:c="8"/></text:span><text:span text:style-name="T18">System.</text:span><text:span text:style-name="T21">out</text:span><text:span text:style-name="T18">.println(</text:span><text:span text:style-name="T22">"El promedio es: "</text:span><text:span text:style-name="T18">+</text:span><text:span text:style-name="T23">pro</text:span><text:span text:style-name="T18">);</text:span></text:p>
            <text:p text:style-name="P6"><text:span text:style-name="T18"><text:s text:c="8"/></text:span></text:p>
            <text:p text:style-name="P6"><text:span text:style-name="T18"><text:s text:c="8"/></text:span><text:span text:style-name="T23">scn</text:span><text:span text:style-name="T18">.close();</text:span></text:p>
            <text:p text:style-name="P6"><text:span text:style-name="T19"/></text:p>
            <text:p text:style-name="P6"><text:span text:style-name="T18"><text:s text:c="5"/></text:span><text:span text:style-name="T18">}</text:span></text:p>
            <text:p text:style-name="P6"><text:span text:style-name="T19"/></text:p>
            <text:p text:style-name="P6"><text:span text:style-name="T18">}</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7-05-23T21:09:54.84</meta:creation-date>
    <meta:editing-duration>PT8H15M43S</meta:editing-duration>
    <meta:editing-cycles>46</meta:editing-cycles>
    <dc:date>2017-07-27T17:46:15.44</dc:date>
    <meta:generator>LibreOffice/3.3$Win32 LibreOffice_project/330m19$Build-202</meta:generator>
    <meta:document-statistic meta:object-count="52"/>
  </office:meta>
</office:document-meta>
</file>